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49"/>
    <style:style style:name="ce2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oked" table:style-name="ta1">
        <table:shapes>
          <draw:frame draw:z-index="0" draw:style-name="gr1" draw:text-style-name="P1" svg:width="15.999cm" svg:height="8.999cm" svg:x="11.459cm" svg:y="0.1cm">
            <draw:object draw:notify-on-update-of-ranges="cooked.G1:cooked.G1 cooked.G2:cooked.G120 cooked.C1:cooked.C1 cooked.C2:cooked.C120 cooked.G1:cooked.G1 cooked.G2:cooked.G120 cooked.D1:cooked.D1 cooked.D2:cooked.D1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xacts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31</text:p>
          </table:table-cell>
          <table:table-cell office:value-type="float" office:value="0.034298" calcext:value-type="float">
            <text:p>0.034298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32</text:p>
          </table:table-cell>
          <table:table-cell office:value-type="float" office:value="0.046608" calcext:value-type="float">
            <text:p>0.046608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33</text:p>
          </table:table-cell>
          <table:table-cell office:value-type="float" office:value="0.046926" calcext:value-type="float">
            <text:p>0.046926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34</text:p>
          </table:table-cell>
          <table:table-cell office:value-type="float" office:value="0.046774" calcext:value-type="float">
            <text:p>0.046774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35</text:p>
          </table:table-cell>
          <table:table-cell office:value-type="float" office:value="0.046899" calcext:value-type="float">
            <text:p>0.046899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36</text:p>
          </table:table-cell>
          <table:table-cell office:value-type="float" office:value="0.046815" calcext:value-type="float">
            <text:p>0.046815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37</text:p>
          </table:table-cell>
          <table:table-cell office:value-type="float" office:value="0.046708" calcext:value-type="float">
            <text:p>0.046708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38</text:p>
          </table:table-cell>
          <table:table-cell office:value-type="float" office:value="0.046929" calcext:value-type="float">
            <text:p>0.046929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39</text:p>
          </table:table-cell>
          <table:table-cell office:value-type="float" office:value="0.046912" calcext:value-type="float">
            <text:p>0.046912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40</text:p>
          </table:table-cell>
          <table:table-cell office:value-type="float" office:value="0.047066" calcext:value-type="float">
            <text:p>0.04706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41</text:p>
          </table:table-cell>
          <table:table-cell office:value-type="float" office:value="0.04632" calcext:value-type="float">
            <text:p>0.0463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42</text:p>
          </table:table-cell>
          <table:table-cell office:value-type="float" office:value="0.050281" calcext:value-type="float">
            <text:p>0.05028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43</text:p>
          </table:table-cell>
          <table:table-cell office:value-type="float" office:value="0.050432" calcext:value-type="float">
            <text:p>0.050432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44</text:p>
          </table:table-cell>
          <table:table-cell office:value-type="float" office:value="0.050254" calcext:value-type="float">
            <text:p>0.050254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45</text:p>
          </table:table-cell>
          <table:table-cell office:value-type="float" office:value="0.050301" calcext:value-type="float">
            <text:p>0.05030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46</text:p>
          </table:table-cell>
          <table:table-cell office:value-type="float" office:value="0.050453" calcext:value-type="float">
            <text:p>0.050453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47</text:p>
          </table:table-cell>
          <table:table-cell office:value-type="float" office:value="0.050249" calcext:value-type="float">
            <text:p>0.050249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48</text:p>
          </table:table-cell>
          <table:table-cell office:value-type="float" office:value="0.050244" calcext:value-type="float">
            <text:p>0.05024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49</text:p>
          </table:table-cell>
          <table:table-cell office:value-type="float" office:value="0.05042" calcext:value-type="float">
            <text:p>0.05042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50</text:p>
          </table:table-cell>
          <table:table-cell office:value-type="float" office:value="0.050194" calcext:value-type="float">
            <text:p>0.050194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51</text:p>
          </table:table-cell>
          <table:table-cell office:value-type="float" office:value="0.062388" calcext:value-type="float">
            <text:p>0.062388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52</text:p>
          </table:table-cell>
          <table:table-cell office:value-type="float" office:value="0.079903" calcext:value-type="float">
            <text:p>0.079903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53</text:p>
          </table:table-cell>
          <table:table-cell office:value-type="float" office:value="0.080137" calcext:value-type="float">
            <text:p>0.080137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54</text:p>
          </table:table-cell>
          <table:table-cell office:value-type="float" office:value="0.080709" calcext:value-type="float">
            <text:p>0.080709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55</text:p>
          </table:table-cell>
          <table:table-cell office:value-type="float" office:value="0.080289" calcext:value-type="float">
            <text:p>0.080289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56</text:p>
          </table:table-cell>
          <table:table-cell office:value-type="float" office:value="0.080663" calcext:value-type="float">
            <text:p>0.080663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57</text:p>
          </table:table-cell>
          <table:table-cell office:value-type="float" office:value="0.080913" calcext:value-type="float">
            <text:p>0.080913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58</text:p>
          </table:table-cell>
          <table:table-cell office:value-type="float" office:value="0.080664" calcext:value-type="float">
            <text:p>0.080664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1:59</text:p>
          </table:table-cell>
          <table:table-cell office:value-type="float" office:value="0.080819" calcext:value-type="float">
            <text:p>0.08081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00</text:p>
          </table:table-cell>
          <table:table-cell office:value-type="float" office:value="0.080332" calcext:value-type="float">
            <text:p>0.080332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01</text:p>
          </table:table-cell>
          <table:table-cell office:value-type="float" office:value="0.094636" calcext:value-type="float">
            <text:p>0.094636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02</text:p>
          </table:table-cell>
          <table:table-cell office:value-type="float" office:value="0.243046" calcext:value-type="float">
            <text:p>0.243046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03</text:p>
          </table:table-cell>
          <table:table-cell office:value-type="float" office:value="0.463703" calcext:value-type="float">
            <text:p>0.463703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04</text:p>
          </table:table-cell>
          <table:table-cell office:value-type="float" office:value="0.682466" calcext:value-type="float">
            <text:p>0.68246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05</text:p>
          </table:table-cell>
          <table:table-cell office:value-type="float" office:value="0.901744" calcext:value-type="float">
            <text:p>0.901744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06</text:p>
          </table:table-cell>
          <table:table-cell office:value-type="float" office:value="1.12072" calcext:value-type="float">
            <text:p>1.12072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07</text:p>
          </table:table-cell>
          <table:table-cell office:value-type="float" office:value="1.339743" calcext:value-type="float">
            <text:p>1.339743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08</text:p>
          </table:table-cell>
          <table:table-cell office:value-type="float" office:value="1.560163" calcext:value-type="float">
            <text:p>1.56016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09</text:p>
          </table:table-cell>
          <table:table-cell office:value-type="float" office:value="1.777875" calcext:value-type="float">
            <text:p>1.777875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10</text:p>
          </table:table-cell>
          <table:table-cell office:value-type="float" office:value="1.995501" calcext:value-type="float">
            <text:p>1.995501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11</text:p>
          </table:table-cell>
          <table:table-cell office:value-type="float" office:value="2.231462" calcext:value-type="float">
            <text:p>2.23146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12</text:p>
          </table:table-cell>
          <table:table-cell office:value-type="float" office:value="2.660712" calcext:value-type="float">
            <text:p>2.660712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13</text:p>
          </table:table-cell>
          <table:table-cell office:value-type="float" office:value="3.187441" calcext:value-type="float">
            <text:p>3.187441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14</text:p>
          </table:table-cell>
          <table:table-cell office:value-type="float" office:value="3.713785" calcext:value-type="float">
            <text:p>3.71378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15</text:p>
          </table:table-cell>
          <table:table-cell office:value-type="float" office:value="4.240936" calcext:value-type="float">
            <text:p>4.24093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16</text:p>
          </table:table-cell>
          <table:table-cell office:value-type="float" office:value="4.770147" calcext:value-type="float">
            <text:p>4.770147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17</text:p>
          </table:table-cell>
          <table:table-cell office:value-type="float" office:value="5.293998" calcext:value-type="float">
            <text:p>5.293998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18</text:p>
          </table:table-cell>
          <table:table-cell office:value-type="float" office:value="5.820662" calcext:value-type="float">
            <text:p>5.82066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19</text:p>
          </table:table-cell>
          <table:table-cell office:value-type="float" office:value="6.346495" calcext:value-type="float">
            <text:p>6.346495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20</text:p>
          </table:table-cell>
          <table:table-cell office:value-type="float" office:value="6.873988" calcext:value-type="float">
            <text:p>6.87398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21</text:p>
          </table:table-cell>
          <table:table-cell office:value-type="float" office:value="7.452266" calcext:value-type="float">
            <text:p>7.452266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22</text:p>
          </table:table-cell>
          <table:table-cell office:value-type="float" office:value="8.233697" calcext:value-type="float">
            <text:p>8.233697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23</text:p>
          </table:table-cell>
          <table:table-cell office:value-type="float" office:value="9.064255" calcext:value-type="float">
            <text:p>9.064255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24</text:p>
          </table:table-cell>
          <table:table-cell office:value-type="float" office:value="9.896624" calcext:value-type="float">
            <text:p>9.896624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25</text:p>
          </table:table-cell>
          <table:table-cell office:value-type="float" office:value="10.73219" calcext:value-type="float">
            <text:p>10.73219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26</text:p>
          </table:table-cell>
          <table:table-cell office:value-type="float" office:value="11.566362" calcext:value-type="float">
            <text:p>11.566362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27</text:p>
          </table:table-cell>
          <table:table-cell office:value-type="float" office:value="12.397493" calcext:value-type="float">
            <text:p>12.397493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28</text:p>
          </table:table-cell>
          <table:table-cell office:value-type="float" office:value="13.226456" calcext:value-type="float">
            <text:p>13.226456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29</text:p>
          </table:table-cell>
          <table:table-cell office:value-type="float" office:value="14.057787" calcext:value-type="float">
            <text:p>14.057787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30</text:p>
          </table:table-cell>
          <table:table-cell office:value-type="float" office:value="14.888629" calcext:value-type="float">
            <text:p>14.888629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31</text:p>
          </table:table-cell>
          <table:table-cell office:value-type="float" office:value="15.742748" calcext:value-type="float">
            <text:p>15.742748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32</text:p>
          </table:table-cell>
          <table:table-cell office:value-type="float" office:value="16.77818" calcext:value-type="float">
            <text:p>16.77818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33</text:p>
          </table:table-cell>
          <table:table-cell office:value-type="float" office:value="17.917787" calcext:value-type="float">
            <text:p>17.917787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34</text:p>
          </table:table-cell>
          <table:table-cell office:value-type="float" office:value="19.05299" calcext:value-type="float">
            <text:p>19.05299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35</text:p>
          </table:table-cell>
          <table:table-cell office:value-type="float" office:value="20.18948" calcext:value-type="float">
            <text:p>20.1894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36</text:p>
          </table:table-cell>
          <table:table-cell office:value-type="float" office:value="21.326069" calcext:value-type="float">
            <text:p>21.326069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37</text:p>
          </table:table-cell>
          <table:table-cell office:value-type="float" office:value="22.464658" calcext:value-type="float">
            <text:p>22.46465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38</text:p>
          </table:table-cell>
          <table:table-cell office:value-type="float" office:value="23.600612" calcext:value-type="float">
            <text:p>23.60061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39</text:p>
          </table:table-cell>
          <table:table-cell office:value-type="float" office:value="24.737981" calcext:value-type="float">
            <text:p>24.73798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40</text:p>
          </table:table-cell>
          <table:table-cell office:value-type="float" office:value="25.876299" calcext:value-type="float">
            <text:p>25.876299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41</text:p>
          </table:table-cell>
          <table:table-cell office:value-type="float" office:value="27.038201" calcext:value-type="float">
            <text:p>27.03820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42</text:p>
          </table:table-cell>
          <table:table-cell office:value-type="float" office:value="28.378534" calcext:value-type="float">
            <text:p>28.378534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43</text:p>
          </table:table-cell>
          <table:table-cell office:value-type="float" office:value="29.820952" calcext:value-type="float">
            <text:p>29.82095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44</text:p>
          </table:table-cell>
          <table:table-cell office:value-type="float" office:value="31.262454" calcext:value-type="float">
            <text:p>31.26245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45</text:p>
          </table:table-cell>
          <table:table-cell office:value-type="float" office:value="32.70626" calcext:value-type="float">
            <text:p>32.7062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46</text:p>
          </table:table-cell>
          <table:table-cell office:value-type="float" office:value="34.150128" calcext:value-type="float">
            <text:p>34.150128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47</text:p>
          </table:table-cell>
          <table:table-cell office:value-type="float" office:value="35.586635" calcext:value-type="float">
            <text:p>35.586635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48</text:p>
          </table:table-cell>
          <table:table-cell office:value-type="float" office:value="37.018308" calcext:value-type="float">
            <text:p>37.018308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49</text:p>
          </table:table-cell>
          <table:table-cell office:value-type="float" office:value="38.463819" calcext:value-type="float">
            <text:p>38.463819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50</text:p>
          </table:table-cell>
          <table:table-cell office:value-type="float" office:value="39.918484" calcext:value-type="float">
            <text:p>39.918484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51</text:p>
          </table:table-cell>
          <table:table-cell office:value-type="float" office:value="41.405573" calcext:value-type="float">
            <text:p>41.405573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52</text:p>
          </table:table-cell>
          <table:table-cell office:value-type="float" office:value="43.061234" calcext:value-type="float">
            <text:p>43.061234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53</text:p>
          </table:table-cell>
          <table:table-cell office:value-type="float" office:value="44.819073" calcext:value-type="float">
            <text:p>44.819073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54</text:p>
          </table:table-cell>
          <table:table-cell office:value-type="float" office:value="46.574326" calcext:value-type="float">
            <text:p>46.574326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55</text:p>
          </table:table-cell>
          <table:table-cell office:value-type="float" office:value="48.335877" calcext:value-type="float">
            <text:p>48.335877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56</text:p>
          </table:table-cell>
          <table:table-cell office:value-type="float" office:value="50.099521" calcext:value-type="float">
            <text:p>50.099521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57</text:p>
          </table:table-cell>
          <table:table-cell office:value-type="float" office:value="51.857931" calcext:value-type="float">
            <text:p>51.857931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58</text:p>
          </table:table-cell>
          <table:table-cell office:value-type="float" office:value="53.603589" calcext:value-type="float">
            <text:p>53.603589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2:59</text:p>
          </table:table-cell>
          <table:table-cell office:value-type="float" office:value="55.357544" calcext:value-type="float">
            <text:p>55.357544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00</text:p>
          </table:table-cell>
          <table:table-cell office:value-type="float" office:value="57.117389" calcext:value-type="float">
            <text:p>57.117389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01</text:p>
          </table:table-cell>
          <table:table-cell office:value-type="float" office:value="58.899432" calcext:value-type="float">
            <text:p>58.899432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02</text:p>
          </table:table-cell>
          <table:table-cell office:value-type="float" office:value="60.855683" calcext:value-type="float">
            <text:p>60.855683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03</text:p>
          </table:table-cell>
          <table:table-cell office:value-type="float" office:value="62.922385" calcext:value-type="float">
            <text:p>62.922385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04</text:p>
          </table:table-cell>
          <table:table-cell office:value-type="float" office:value="64.984345" calcext:value-type="float">
            <text:p>64.984345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05</text:p>
          </table:table-cell>
          <table:table-cell office:value-type="float" office:value="67.046106" calcext:value-type="float">
            <text:p>67.046106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06</text:p>
          </table:table-cell>
          <table:table-cell office:value-type="float" office:value="69.109847" calcext:value-type="float">
            <text:p>69.109847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07</text:p>
          </table:table-cell>
          <table:table-cell office:value-type="float" office:value="71.17341" calcext:value-type="float">
            <text:p>71.17341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08</text:p>
          </table:table-cell>
          <table:table-cell office:value-type="float" office:value="73.225019" calcext:value-type="float">
            <text:p>73.225019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09</text:p>
          </table:table-cell>
          <table:table-cell office:value-type="float" office:value="75.286322" calcext:value-type="float">
            <text:p>75.286322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10</text:p>
          </table:table-cell>
          <table:table-cell office:value-type="float" office:value="77.355816" calcext:value-type="float">
            <text:p>77.355816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11</text:p>
          </table:table-cell>
          <table:table-cell office:value-type="float" office:value="79.421244" calcext:value-type="float">
            <text:p>79.421244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12</text:p>
          </table:table-cell>
          <table:table-cell office:value-type="float" office:value="81.481525" calcext:value-type="float">
            <text:p>81.481525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13</text:p>
          </table:table-cell>
          <table:table-cell office:value-type="float" office:value="83.529666" calcext:value-type="float">
            <text:p>83.529666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14</text:p>
          </table:table-cell>
          <table:table-cell office:value-type="float" office:value="85.578373" calcext:value-type="float">
            <text:p>85.578373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15</text:p>
          </table:table-cell>
          <table:table-cell office:value-type="float" office:value="87.628069" calcext:value-type="float">
            <text:p>87.628069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16</text:p>
          </table:table-cell>
          <table:table-cell office:value-type="float" office:value="89.676808" calcext:value-type="float">
            <text:p>89.676808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17</text:p>
          </table:table-cell>
          <table:table-cell office:value-type="float" office:value="91.730514" calcext:value-type="float">
            <text:p>91.730514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18</text:p>
          </table:table-cell>
          <table:table-cell office:value-type="float" office:value="93.783716" calcext:value-type="float">
            <text:p>93.783716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19</text:p>
          </table:table-cell>
          <table:table-cell office:value-type="float" office:value="95.842295" calcext:value-type="float">
            <text:p>95.842295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20</text:p>
          </table:table-cell>
          <table:table-cell office:value-type="float" office:value="97.734792" calcext:value-type="float">
            <text:p>97.734792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21</text:p>
          </table:table-cell>
          <table:table-cell office:value-type="float" office:value="98.708466" calcext:value-type="float">
            <text:p>98.70846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22</text:p>
          </table:table-cell>
          <table:table-cell office:value-type="float" office:value="98.673012" calcext:value-type="float">
            <text:p>98.673012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23</text:p>
          </table:table-cell>
          <table:table-cell office:value-type="float" office:value="98.073876" calcext:value-type="float">
            <text:p>98.073876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24</text:p>
          </table:table-cell>
          <table:table-cell office:value-type="float" office:value="97.269228" calcext:value-type="float">
            <text:p>97.269228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25</text:p>
          </table:table-cell>
          <table:table-cell office:value-type="float" office:value="96.302132" calcext:value-type="float">
            <text:p>96.302132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26</text:p>
          </table:table-cell>
          <table:table-cell office:value-type="float" office:value="95.259906" calcext:value-type="float">
            <text:p>95.259906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27</text:p>
          </table:table-cell>
          <table:table-cell office:value-type="float" office:value="94.461856" calcext:value-type="float">
            <text:p>94.461856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28</text:p>
          </table:table-cell>
          <table:table-cell office:value-type="float" office:value="93.491973" calcext:value-type="float">
            <text:p>93.491973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07:43:29</text:p>
          </table:table-cell>
          <table:table-cell office:value-type="float" office:value="92.522856" calcext:value-type="float">
            <text:p>92.522856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3T07:59:45.925072658</dc:date>
    <dc:creator>David Collier-Brown</dc:creator>
    <meta:editing-duration>PT3M41S</meta:editing-duration>
    <meta:editing-cycles>1</meta:editing-cycles>
    <meta:document-statistic meta:table-count="1" meta:cell-count="840" meta:object-count="1"/>
    <meta:generator>LibreOffice/24.2.2.2$Linux_X86_64 LibreOffice_project/d56cc158d8a96260b836f100ef4b4ef25d6f1a0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5.919cm" svg:y="0.316cm" chart:style-name="ch2">
          <text:p>Sample using "sam"</text:p>
        </chart:title>
        <chart:subtitle svg:x="5.787cm" svg:y="1.275cm" chart:style-name="ch3">
          <text:p>this may be quite bogus!</text:p>
        </chart:subtitle>
        <chart:legend chart:legend-position="end" svg:x="14.028cm" svg:y="3.952cm" style:legend-expansion="high" chart:style-name="ch4"/>
        <chart:plot-area chart:style-name="ch5" table:cell-range-address="cooked.G1:cooked.G120 cooked.C1:cooked.D120" chart:data-source-has-labels="row" svg:x="1.331cm" svg:y="2.138cm" svg:width="12.377cm" svg:height="6.682cm">
          <chart:coordinate-region svg:x="2.138cm" svg:y="2.337cm" svg:width="11.291cm" svg:height="5.836cm"/>
          <chart:axis chart:dimension="x" chart:name="primary-x" chart:style-name="ch6"/>
          <chart:axis chart:dimension="y" chart:name="primary-y" chart:style-name="ch7">
            <chart:title svg:x="0.451cm" svg:y="6.079cm" chart:style-name="ch8">
              <text:p>Time, S</text:p>
            </chart:title>
            <chart:grid chart:style-name="ch9" chart:class="major"/>
          </chart:axis>
          <chart:series chart:style-name="ch10" chart:values-cell-range-address="cooked.C2:cooked.C120" chart:label-cell-address="cooked.C1:cooked.C1" chart:class="chart:scatter">
            <chart:domain table:cell-range-address="cooked.G2:cooked.G120"/>
            <chart:data-point chart:repeated="119"/>
          </chart:series>
          <chart:series chart:style-name="ch11" chart:values-cell-range-address="cooked.D2:cooked.D120" chart:label-cell-address="cooked.D1:cooked.D1" chart:class="chart:scatter">
            <chart:data-point chart:repeated="1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cooked.C1:cooked.C1</svg:desc>
                </draw:g>
              </table:table-cell>
              <table:table-cell office:value-type="string">
                <text:p>xfertime</text:p>
                <draw:g>
                  <svg:desc>cooked.D1:cooke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cooked.G2:cooked.G120</svg:desc>
                </draw:g>
              </table:table-cell>
              <table:table-cell office:value-type="float" office:value="0.034298">
                <text:p>0.034298</text:p>
                <draw:g>
                  <svg:desc>cooked.C2:cooked.C120</svg:desc>
                </draw:g>
              </table:table-cell>
              <table:table-cell office:value-type="float" office:value="0.000037">
                <text:p>0.000037</text:p>
                <draw:g>
                  <svg:desc>cooked.D2:cooked.D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46608">
                <text:p>0.046608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46926">
                <text:p>0.046926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46774">
                <text:p>0.04677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46899">
                <text:p>0.046899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46815">
                <text:p>0.046815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46708">
                <text:p>0.046708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46929">
                <text:p>0.046929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46912">
                <text:p>0.046912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47066">
                <text:p>0.047066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04632">
                <text:p>0.04632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.050281">
                <text:p>0.050281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50432">
                <text:p>0.050432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0.050254">
                <text:p>0.050254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050301">
                <text:p>0.050301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50453">
                <text:p>0.050453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050249">
                <text:p>0.050249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.050244">
                <text:p>0.050244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05042">
                <text:p>0.05042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50194">
                <text:p>0.05019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0.062388">
                <text:p>0.062388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0.079903">
                <text:p>0.079903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0.080137">
                <text:p>0.080137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0.080709">
                <text:p>0.080709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080289">
                <text:p>0.080289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080663">
                <text:p>0.080663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0.080913">
                <text:p>0.080913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0.080664">
                <text:p>0.080664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080819">
                <text:p>0.080819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80332">
                <text:p>0.08033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094636">
                <text:p>0.094636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0.243046">
                <text:p>0.243046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0.463703">
                <text:p>0.463703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0.682466">
                <text:p>0.682466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901744">
                <text:p>0.901744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1.12072">
                <text:p>1.1207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1.339743">
                <text:p>1.339743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1.560163">
                <text:p>1.560163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.777875">
                <text:p>1.777875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995501">
                <text:p>1.995501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2.231462">
                <text:p>2.231462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2.660712">
                <text:p>2.660712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3.187441">
                <text:p>3.187441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3.713785">
                <text:p>3.713785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4.240936">
                <text:p>4.240936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4.770147">
                <text:p>4.770147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.293998">
                <text:p>5.293998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.820662">
                <text:p>5.82066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6.346495">
                <text:p>6.346495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.873988">
                <text:p>6.873988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7.452266">
                <text:p>7.452266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8.233697">
                <text:p>8.233697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9.064255">
                <text:p>9.064255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  <table:table-cell office:value-type="float" office:value="9.896624">
                <text:p>9.896624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10.73219">
                <text:p>10.73219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11.566362">
                <text:p>11.56636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12.397493">
                <text:p>12.397493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13.226456">
                <text:p>13.226456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14.057787">
                <text:p>14.057787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4.888629">
                <text:p>14.88862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15.742748">
                <text:p>15.74274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16.77818">
                <text:p>16.77818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17.917787">
                <text:p>17.917787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19.05299">
                <text:p>19.05299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20.18948">
                <text:p>20.18948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21.326069">
                <text:p>21.32606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22.464658">
                <text:p>22.464658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23.600612">
                <text:p>23.600612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24.737981">
                <text:p>24.73798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5.876299">
                <text:p>25.87629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27.038201">
                <text:p>27.03820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28.378534">
                <text:p>28.37853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29.820952">
                <text:p>29.820952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31.262454">
                <text:p>31.262454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32.70626">
                <text:p>32.70626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34.150128">
                <text:p>34.15012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35.586635">
                <text:p>35.586635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37.018308">
                <text:p>37.018308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38.463819">
                <text:p>38.463819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9.918484">
                <text:p>39.918484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41.405573">
                <text:p>41.405573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">
                <text:p>90</text:p>
              </table:table-cell>
              <table:table-cell office:value-type="float" office:value="43.061234">
                <text:p>43.061234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">
                <text:p>90</text:p>
              </table:table-cell>
              <table:table-cell office:value-type="float" office:value="44.819073">
                <text:p>44.819073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">
                <text:p>90</text:p>
              </table:table-cell>
              <table:table-cell office:value-type="float" office:value="46.574326">
                <text:p>46.574326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48.335877">
                <text:p>48.335877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50.099521">
                <text:p>50.099521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51.857931">
                <text:p>51.857931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53.603589">
                <text:p>53.603589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55.357544">
                <text:p>55.357544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7.117389">
                <text:p>57.117389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58.899432">
                <text:p>58.899432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60.855683">
                <text:p>60.855683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62.922385">
                <text:p>62.922385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64.984345">
                <text:p>64.984345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67.046106">
                <text:p>67.046106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69.109847">
                <text:p>69.109847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71.17341">
                <text:p>71.17341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73.225019">
                <text:p>73.225019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75.286322">
                <text:p>75.286322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7.355816">
                <text:p>77.355816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79.421244">
                <text:p>79.421244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81.481525">
                <text:p>81.481525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83.529666">
                <text:p>83.529666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">
                <text:p>100</text:p>
              </table:table-cell>
              <table:table-cell office:value-type="float" office:value="85.578373">
                <text:p>85.578373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87.628069">
                <text:p>87.628069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89.676808">
                <text:p>89.676808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">
                <text:p>100</text:p>
              </table:table-cell>
              <table:table-cell office:value-type="float" office:value="91.730514">
                <text:p>91.730514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">
                <text:p>100</text:p>
              </table:table-cell>
              <table:table-cell office:value-type="float" office:value="93.783716">
                <text:p>93.783716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95.842295">
                <text:p>95.842295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5">
                <text:p>85</text:p>
              </table:table-cell>
              <table:table-cell office:value-type="float" office:value="97.734792">
                <text:p>97.734792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">
                <text:p>43</text:p>
              </table:table-cell>
              <table:table-cell office:value-type="float" office:value="98.708466">
                <text:p>98.708466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">
                <text:p>22</text:p>
              </table:table-cell>
              <table:table-cell office:value-type="float" office:value="98.673012">
                <text:p>98.673012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">
                <text:p>9</text:p>
              </table:table-cell>
              <table:table-cell office:value-type="float" office:value="98.073876">
                <text:p>98.073876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97.269228">
                <text:p>97.269228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">
                <text:p>3</text:p>
              </table:table-cell>
              <table:table-cell office:value-type="float" office:value="96.302132">
                <text:p>96.302132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95.259906">
                <text:p>95.259906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94.461856">
                <text:p>94.461856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93.491973">
                <text:p>93.491973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92.522856">
                <text:p>92.522856</text:p>
              </table:table-cell>
              <table:table-cell office:value-type="float" office:value="0.000028">
                <text:p>0.000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d56cc158d8a96260b836f100ef4b4ef25d6f1a0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